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20260" table:style-name="ce17">
            <text:p>820.260</text:p>
          </table:table-cell>
          <table:table-cell office:value-type="float" office:value="73300" table:style-name="ce18">
            <text:p>73.300</text:p>
          </table:table-cell>
          <table:table-cell office:value-type="float" office:value="303300" table:style-name="ce18">
            <text:p>303.300</text:p>
          </table:table-cell>
          <table:table-cell office:value-type="float" office:value="1196860" table:style-name="ce19">
            <text:p>1.196.860</text:p>
          </table:table-cell>
          <table:table-cell office:value-type="float" office:value="971691" table:style-name="ce19">
            <text:p>971.691</text:p>
          </table:table-cell>
          <table:table-cell office:value-type="percentage" office:value="0.8118668850157913" table:style-name="ce20">
            <text:p>81,2%</text:p>
          </table:table-cell>
          <table:table-cell office:value-type="float" office:value="275060" table:style-name="ce17">
            <text:p>275.060</text:p>
          </table:table-cell>
          <table:table-cell office:value-type="date" office:date-value="2021-03-09T00:00:00" table:style-name="ce21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47735" table:style-name="ce22">
            <text:p>147.735</text:p>
          </table:table-cell>
          <table:table-cell office:value-type="float" office:value="12600" table:style-name="ce23">
            <text:p>12.600</text:p>
          </table:table-cell>
          <table:table-cell office:value-type="float" office:value="47600" table:style-name="ce23">
            <text:p>47.600</text:p>
          </table:table-cell>
          <table:table-cell office:value-type="float" office:value="207935" table:style-name="ce24">
            <text:p>207.935</text:p>
          </table:table-cell>
          <table:table-cell office:value-type="float" office:value="158422" table:style-name="ce24">
            <text:p>158.422</text:p>
          </table:table-cell>
          <table:table-cell office:value-type="percentage" office:value="0.76188231899391634" table:style-name="ce25">
            <text:p>76,2%</text:p>
          </table:table-cell>
          <table:table-cell office:value-type="float" office:value="51485" table:style-name="ce22">
            <text:p>51.485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44815" table:style-name="ce22">
            <text:p>144.815</text:p>
          </table:table-cell>
          <table:table-cell office:value-type="float" office:value="12700" table:style-name="ce23">
            <text:p>12.700</text:p>
          </table:table-cell>
          <table:table-cell office:value-type="float" office:value="36600" table:style-name="ce23">
            <text:p>36.600</text:p>
          </table:table-cell>
          <table:table-cell office:value-type="float" office:value="194115" table:style-name="ce24">
            <text:p>194.115</text:p>
          </table:table-cell>
          <table:table-cell office:value-type="float" office:value="140785" table:style-name="ce24">
            <text:p>140.785</text:p>
          </table:table-cell>
          <table:table-cell office:value-type="percentage" office:value="0.72526595059629606" table:style-name="ce25">
            <text:p>72,5%</text:p>
          </table:table-cell>
          <table:table-cell office:value-type="float" office:value="45877" table:style-name="ce22">
            <text:p>45.877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76410" table:style-name="ce22">
            <text:p>76.410</text:p>
          </table:table-cell>
          <table:table-cell office:value-type="float" office:value="6500" table:style-name="ce23">
            <text:p>6.500</text:p>
          </table:table-cell>
          <table:table-cell office:value-type="float" office:value="41900" table:style-name="ce23">
            <text:p>41.900</text:p>
          </table:table-cell>
          <table:table-cell office:value-type="float" office:value="124810" table:style-name="ce24">
            <text:p>124.810</text:p>
          </table:table-cell>
          <table:table-cell office:value-type="float" office:value="89104" table:style-name="ce24">
            <text:p>89.104</text:p>
          </table:table-cell>
          <table:table-cell office:value-type="percentage" office:value="0.71391715407419276" table:style-name="ce25">
            <text:p>71,4%</text:p>
          </table:table-cell>
          <table:table-cell office:value-type="float" office:value="24786" table:style-name="ce22">
            <text:p>24.786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67280" table:style-name="ce22">
            <text:p>167.280</text:p>
          </table:table-cell>
          <table:table-cell office:value-type="float" office:value="14300" table:style-name="ce23">
            <text:p>14.300</text:p>
          </table:table-cell>
          <table:table-cell office:value-type="float" office:value="78000" table:style-name="ce23">
            <text:p>78.000</text:p>
          </table:table-cell>
          <table:table-cell office:value-type="float" office:value="259580" table:style-name="ce24">
            <text:p>259.580</text:p>
          </table:table-cell>
          <table:table-cell office:value-type="float" office:value="186871" table:style-name="ce24">
            <text:p>186.871</text:p>
          </table:table-cell>
          <table:table-cell office:value-type="percentage" office:value="0.71989752677401952" table:style-name="ce25">
            <text:p>72,0%</text:p>
          </table:table-cell>
          <table:table-cell office:value-type="float" office:value="57004" table:style-name="ce22">
            <text:p>57.004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0935" table:style-name="ce22">
            <text:p>70.935</text:p>
          </table:table-cell>
          <table:table-cell office:value-type="float" office:value="5900" table:style-name="ce23">
            <text:p>5.900</text:p>
          </table:table-cell>
          <table:table-cell office:value-type="float" office:value="20800" table:style-name="ce23">
            <text:p>20.800</text:p>
          </table:table-cell>
          <table:table-cell office:value-type="float" office:value="97635" table:style-name="ce24">
            <text:p>97.635</text:p>
          </table:table-cell>
          <table:table-cell office:value-type="float" office:value="70233" table:style-name="ce24">
            <text:p>70.233</text:p>
          </table:table-cell>
          <table:table-cell office:value-type="percentage" office:value="0.71934244891688437" table:style-name="ce25">
            <text:p>71,9%</text:p>
          </table:table-cell>
          <table:table-cell office:value-type="float" office:value="21681" table:style-name="ce22">
            <text:p>21.681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24975" table:style-name="ce22">
            <text:p>324.975</text:p>
          </table:table-cell>
          <table:table-cell office:value-type="float" office:value="27300" table:style-name="ce23">
            <text:p>27.300</text:p>
          </table:table-cell>
          <table:table-cell office:value-type="float" office:value="85800" table:style-name="ce23">
            <text:p>85.800</text:p>
          </table:table-cell>
          <table:table-cell office:value-type="float" office:value="438075" table:style-name="ce24">
            <text:p>438.075</text:p>
          </table:table-cell>
          <table:table-cell office:value-type="float" office:value="325296" table:style-name="ce24">
            <text:p>325.296</text:p>
          </table:table-cell>
          <table:table-cell office:value-type="percentage" office:value="0.74255778120184901" table:style-name="ce25">
            <text:p>74,3%</text:p>
          </table:table-cell>
          <table:table-cell office:value-type="float" office:value="105946" table:style-name="ce22">
            <text:p>105.946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15145" table:style-name="ce22">
            <text:p>215.145</text:p>
          </table:table-cell>
          <table:table-cell office:value-type="float" office:value="18600" table:style-name="ce23">
            <text:p>18.600</text:p>
          </table:table-cell>
          <table:table-cell office:value-type="float" office:value="73300" table:style-name="ce23">
            <text:p>73.300</text:p>
          </table:table-cell>
          <table:table-cell office:value-type="float" office:value="307045" table:style-name="ce24">
            <text:p>307.045</text:p>
          </table:table-cell>
          <table:table-cell office:value-type="float" office:value="212233" table:style-name="ce24">
            <text:p>212.233</text:p>
          </table:table-cell>
          <table:table-cell office:value-type="percentage" office:value="0.69121138595319909" table:style-name="ce25">
            <text:p>69,1%</text:p>
          </table:table-cell>
          <table:table-cell office:value-type="float" office:value="73939" table:style-name="ce22">
            <text:p>73.939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735380" table:style-name="ce22">
            <text:p>735.380</text:p>
          </table:table-cell>
          <table:table-cell office:value-type="float" office:value="63400" table:style-name="ce23">
            <text:p>63.400</text:p>
          </table:table-cell>
          <table:table-cell office:value-type="float" office:value="278900" table:style-name="ce23">
            <text:p>278.900</text:p>
          </table:table-cell>
          <table:table-cell office:value-type="float" office:value="1077680" table:style-name="ce24">
            <text:p>1.077.680</text:p>
          </table:table-cell>
          <table:table-cell office:value-type="float" office:value="809732" table:style-name="ce24">
            <text:p>809.732</text:p>
          </table:table-cell>
          <table:table-cell office:value-type="percentage" office:value="0.75136589711231538" table:style-name="ce25">
            <text:p>75,1%</text:p>
          </table:table-cell>
          <table:table-cell office:value-type="float" office:value="212427" table:style-name="ce22">
            <text:p>212.427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95650" table:style-name="ce22">
            <text:p>395.650</text:p>
          </table:table-cell>
          <table:table-cell office:value-type="float" office:value="31700" table:style-name="ce23">
            <text:p>31.700</text:p>
          </table:table-cell>
          <table:table-cell office:value-type="float" office:value="181300" table:style-name="ce23">
            <text:p>181.300</text:p>
          </table:table-cell>
          <table:table-cell office:value-type="float" office:value="608650" table:style-name="ce24">
            <text:p>608.650</text:p>
          </table:table-cell>
          <table:table-cell office:value-type="float" office:value="436903" table:style-name="ce24">
            <text:p>436.903</text:p>
          </table:table-cell>
          <table:table-cell office:value-type="percentage" office:value="0.71782305101454036" table:style-name="ce25">
            <text:p>71,8%</text:p>
          </table:table-cell>
          <table:table-cell office:value-type="float" office:value="124344" table:style-name="ce22">
            <text:p>124.344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9365" table:style-name="ce22">
            <text:p>129.365</text:p>
          </table:table-cell>
          <table:table-cell office:value-type="float" office:value="10900" table:style-name="ce23">
            <text:p>10.900</text:p>
          </table:table-cell>
          <table:table-cell office:value-type="float" office:value="38100" table:style-name="ce23">
            <text:p>38.100</text:p>
          </table:table-cell>
          <table:table-cell office:value-type="float" office:value="178365" table:style-name="ce24">
            <text:p>178.365</text:p>
          </table:table-cell>
          <table:table-cell office:value-type="float" office:value="135670" table:style-name="ce24">
            <text:p>135.670</text:p>
          </table:table-cell>
          <table:table-cell office:value-type="percentage" office:value="0.76063128977097527" table:style-name="ce25">
            <text:p>76,1%</text:p>
          </table:table-cell>
          <table:table-cell office:value-type="float" office:value="47250" table:style-name="ce22">
            <text:p>47.250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68045" table:style-name="ce22">
            <text:p>268.045</text:p>
          </table:table-cell>
          <table:table-cell office:value-type="float" office:value="19900" table:style-name="ce23">
            <text:p>19.900</text:p>
          </table:table-cell>
          <table:table-cell office:value-type="float" office:value="96900" table:style-name="ce23">
            <text:p>96.900</text:p>
          </table:table-cell>
          <table:table-cell office:value-type="float" office:value="384845" table:style-name="ce24">
            <text:p>384.845</text:p>
          </table:table-cell>
          <table:table-cell office:value-type="float" office:value="289261" table:style-name="ce24">
            <text:p>289.261</text:p>
          </table:table-cell>
          <table:table-cell office:value-type="percentage" office:value="0.75162987696345285" table:style-name="ce25">
            <text:p>75,2%</text:p>
          </table:table-cell>
          <table:table-cell office:value-type="float" office:value="77121" table:style-name="ce22">
            <text:p>77.121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335" table:style-name="ce22">
            <text:p>36.335</text:p>
          </table:table-cell>
          <table:table-cell office:value-type="float" office:value="2700" table:style-name="ce23">
            <text:p>2.700</text:p>
          </table:table-cell>
          <table:table-cell office:value-type="float" office:value="11400" table:style-name="ce23">
            <text:p>11.400</text:p>
          </table:table-cell>
          <table:table-cell office:value-type="float" office:value="50435" table:style-name="ce24">
            <text:p>50.435</text:p>
          </table:table-cell>
          <table:table-cell office:value-type="float" office:value="38243" table:style-name="ce24">
            <text:p>38.243</text:p>
          </table:table-cell>
          <table:table-cell office:value-type="percentage" office:value="0.75826311093486665" table:style-name="ce25">
            <text:p>75,8%</text:p>
          </table:table-cell>
          <table:table-cell office:value-type="float" office:value="11595" table:style-name="ce22">
            <text:p>11.595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8965" table:style-name="ce22">
            <text:p>598.965</text:p>
          </table:table-cell>
          <table:table-cell office:value-type="float" office:value="51300" table:style-name="ce23">
            <text:p>51.300</text:p>
          </table:table-cell>
          <table:table-cell office:value-type="float" office:value="243100" table:style-name="ce23">
            <text:p>243.100</text:p>
          </table:table-cell>
          <table:table-cell office:value-type="float" office:value="893365" table:style-name="ce24">
            <text:p>893.365</text:p>
          </table:table-cell>
          <table:table-cell office:value-type="float" office:value="694100" table:style-name="ce24">
            <text:p>694.100</text:p>
          </table:table-cell>
          <table:table-cell office:value-type="percentage" office:value="0.77695007079972911" table:style-name="ce25">
            <text:p>77,7%</text:p>
          </table:table-cell>
          <table:table-cell office:value-type="float" office:value="183217" table:style-name="ce22">
            <text:p>183.217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48145" table:style-name="ce22">
            <text:p>148.145</text:p>
          </table:table-cell>
          <table:table-cell office:value-type="float" office:value="13400" table:style-name="ce23">
            <text:p>13.400</text:p>
          </table:table-cell>
          <table:table-cell office:value-type="float" office:value="54100" table:style-name="ce23">
            <text:p>54.100</text:p>
          </table:table-cell>
          <table:table-cell office:value-type="float" office:value="215645" table:style-name="ce24">
            <text:p>215.645</text:p>
          </table:table-cell>
          <table:table-cell office:value-type="float" office:value="151449" table:style-name="ce24">
            <text:p>151.449</text:p>
          </table:table-cell>
          <table:table-cell office:value-type="percentage" office:value="0.70230703239119852" table:style-name="ce25">
            <text:p>70,2%</text:p>
          </table:table-cell>
          <table:table-cell office:value-type="float" office:value="51633" table:style-name="ce22">
            <text:p>51.633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9765" table:style-name="ce22">
            <text:p>69.765</text:p>
          </table:table-cell>
          <table:table-cell office:value-type="float" office:value="5900" table:style-name="ce23">
            <text:p>5.900</text:p>
          </table:table-cell>
          <table:table-cell office:value-type="float" office:value="23600" table:style-name="ce23">
            <text:p>23.600</text:p>
          </table:table-cell>
          <table:table-cell office:value-type="float" office:value="99265" table:style-name="ce24">
            <text:p>99.265</text:p>
          </table:table-cell>
          <table:table-cell office:value-type="float" office:value="74743" table:style-name="ce24">
            <text:p>74.743</text:p>
          </table:table-cell>
          <table:table-cell office:value-type="percentage" office:value="0.7529642875132222" table:style-name="ce25">
            <text:p>75,3%</text:p>
          </table:table-cell>
          <table:table-cell office:value-type="float" office:value="24805" table:style-name="ce22">
            <text:p>24.805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08080" table:style-name="ce22">
            <text:p>208.080</text:p>
          </table:table-cell>
          <table:table-cell office:value-type="float" office:value="16000" table:style-name="ce23">
            <text:p>16.000</text:p>
          </table:table-cell>
          <table:table-cell office:value-type="float" office:value="79600" table:style-name="ce23">
            <text:p>79.600</text:p>
          </table:table-cell>
          <table:table-cell office:value-type="float" office:value="303680" table:style-name="ce24">
            <text:p>303.680</text:p>
          </table:table-cell>
          <table:table-cell office:value-type="float" office:value="189949" table:style-name="ce24">
            <text:p>189.949</text:p>
          </table:table-cell>
          <table:table-cell office:value-type="percentage" office:value="0.62549064805057952" table:style-name="ce25">
            <text:p>62,5%</text:p>
          </table:table-cell>
          <table:table-cell office:value-type="float" office:value="55272" table:style-name="ce22">
            <text:p>55.272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9190" table:style-name="ce24">
            <text:p>9.190</text:p>
          </table:table-cell>
          <table:table-cell office:value-type="float" office:value="8262" table:style-name="ce24">
            <text:p>8.262</text:p>
          </table:table-cell>
          <table:table-cell office:value-type="percentage" office:value="0.89902067464635471" table:style-name="ce25">
            <text:p>89,9%</text:p>
          </table:table-cell>
          <table:table-cell office:value-type="float" office:value="2443" table:style-name="ce22">
            <text:p>2.443</text:p>
          </table:table-cell>
          <table:table-cell office:value-type="date" office:date-value="2021-03-09T00:00:00" table:style-name="ce26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8020" table:style-name="ce24">
            <text:p>8.020</text:p>
          </table:table-cell>
          <table:table-cell office:value-type="float" office:value="6558" table:style-name="ce24">
            <text:p>6.558</text:p>
          </table:table-cell>
          <table:table-cell office:value-type="percentage" office:value="0.81770573566084792" table:style-name="ce25">
            <text:p>81,8%</text:p>
          </table:table-cell>
          <table:table-cell office:value-type="float" office:value="1953" table:style-name="ce22">
            <text:p>1.953</text:p>
          </table:table-cell>
          <table:table-cell office:value-type="date" office:date-value="2021-03-09T00:00:00" table:style-name="ce27">
            <text:p>09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567095" table:style-name="ce28">
            <text:p>4.567.095</text:p>
          </table:table-cell>
          <table:table-cell office:value-type="float" office:value="387600" table:style-name="ce29">
            <text:p>387.600</text:p>
          </table:table-cell>
          <table:table-cell office:value-type="float" office:value="1700500" table:style-name="ce30">
            <text:p>1.700.500</text:p>
          </table:table-cell>
          <table:table-cell office:value-type="float" office:value="6655195" table:style-name="ce31">
            <text:p>6.655.195</text:p>
          </table:table-cell>
          <table:table-cell office:value-type="float" office:value="4989505" table:style-name="ce31">
            <text:p>4.989.505</text:p>
          </table:table-cell>
          <table:table-cell office:value-type="percentage" office:value="0.74971582350329324" table:style-name="ce32">
            <text:p>75,0%</text:p>
          </table:table-cell>
          <table:table-cell office:value-type="float" office:value="1447838" table:style-name="ce31">
            <text:p>1.447.838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10T16:33:02Z</dc:date>
  </office:meta>
</office:document-meta>
</file>